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D9D9D9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top" fo:wrap-option="wrap" fo:background-color="#FCE5C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fo:background-color="#FCE5C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0000"/>
    </style:style>
    <style:style style:name="ce12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/>
    </style:style>
    <style:style style:name="ce14" style:family="table-cell" style:parent-style-name="Default" style:data-style-name="N0">
      <style:table-cell-properties style:vertical-align="top" fo:wrap-option="wrap" fo:background-color="#FCE5CD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4.57729166666667cm"/>
    </style:style>
    <style:style style:name="co6" style:family="table-column">
      <style:table-column-properties fo:break-before="auto" style:column-width="3.51895833333333cm"/>
    </style:style>
    <style:style style:name="co7" style:family="table-column">
      <style:table-column-properties fo:break-before="auto" style:column-width="9.23395833333333cm"/>
    </style:style>
    <style:style style:name="co8" style:family="table-column">
      <style:table-column-properties fo:break-before="auto" style:column-width="14.6314583333333cm"/>
    </style:style>
    <style:style style:name="co9" style:family="table-column">
      <style:table-column-properties fo:break-before="auto" style:column-width="8.016875cm"/>
    </style:style>
    <style:style style:name="co10" style:family="table-column">
      <style:table-column-properties fo:break-before="auto" style:column-width="9.31333333333333cm"/>
    </style:style>
    <style:style style:name="co11" style:family="table-column">
      <style:table-column-properties fo:break-before="auto" style:column-width="2.301875cm"/>
    </style:style>
    <style:style style:name="ro1" style:family="table-row">
      <style:table-row-properties style:row-height="42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126pt" style:use-optimal-row-height="true" fo:break-before="auto"/>
    </style:style>
    <style:style style:name="ro6" style:family="table-row">
      <style:table-row-properties style:row-height="84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210pt" style:use-optimal-row-height="true" fo:break-before="auto"/>
    </style:style>
    <style:style style:name="ro9" style:family="table-row">
      <style:table-row-properties style:row-height="140pt" style:use-optimal-row-height="true" fo:break-before="auto"/>
    </style:style>
    <style:style style:name="ro10" style:family="table-row">
      <style:table-row-properties style:row-height="224pt" style:use-optimal-row-height="true" fo:break-before="auto"/>
    </style:style>
    <style:style style:name="ro11" style:family="table-row">
      <style:table-row-properties style:row-height="154pt" style:use-optimal-row-height="true" fo:break-before="auto"/>
    </style:style>
    <style:style style:name="ro12" style:family="table-row">
      <style:table-row-properties style:row-height="306pt" style:use-optimal-row-height="true" fo:break-before="auto"/>
    </style:style>
    <style:style style:name="ro13" style:family="table-row">
      <style:table-row-properties style:row-height="168pt" style:use-optimal-row-height="true" fo:break-before="auto"/>
    </style:style>
    <style:style style:name="ro14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eld_Standard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6"/>
        <table:table-column table:style-name="co11" table:number-columns-repeated="16371" table:default-cell-style-name="ce4"/>
        <table:table-row table:style-name="ro1">
          <table:table-cell office:value-type="string" table:style-name="ce2">
            <text:p>Sec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Field Name Prefix</text:p>
          </table:table-cell>
          <table:table-cell office:value-type="string" table:style-name="ce2">
            <text:p>Field Name</text:p>
          </table:table-cell>
          <table:table-cell office:value-type="string" table:style-name="ce2">
            <text:p>Field Label</text:p>
          </table:table-cell>
          <table:table-cell office:value-type="string" table:style-name="ce2">
            <text:p>Field Name including Prefix</text:p>
          </table:table-cell>
          <table:table-cell office:value-type="string" table:style-name="ce2">
            <text:p>Field Type</text:p>
          </table:table-cell>
          <table:table-cell office:value-type="string" table:style-name="ce2">
            <text:p>Salesforce Standard or Custom</text:p>
          </table:table-cell>
          <table:table-cell office:value-type="string" table:style-name="ce2">
            <text:p>Value Names (if picklist)</text:p>
          </table:table-cell>
          <table:table-cell office:value-type="string" table:style-name="ce2">
            <text:p>Value Labels (if picklist)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Notes</text:p>
          </table:table-cell>
          <table:table-cell table:number-columns-repeated="18" table:style-name="ce3"/>
          <table:table-cell table:number-columns-repeated="16353"/>
        </table:table-row>
        <table:table-row table:style-name="ro2">
          <table:table-cell office:value-type="string" table:style-name="ce5">
            <text:p>Organization</text:p>
          </table:table-cell>
          <table:table-cell table:number-columns-repeated="30" table:style-name="ce6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Name</text:p>
          </table:table-cell>
          <table:table-cell office:value-type="string" table:style-name="ce8">
            <text:p>Organisation Name</text:p>
          </table:table-cell>
          <table:table-cell office:value-type="string" office:string-value="org_Name" table:formula="of:=+COM.MICROSOFT.CONCAT([.D3];[.E3])" table:style-name="ce8">
            <text:p>org_Nam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name of the organisation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City</text:p>
          </table:table-cell>
          <table:table-cell office:value-type="string" table:style-name="ce8">
            <text:p>Shipping City</text:p>
          </table:table-cell>
          <table:table-cell office:value-type="string" office:string-value="org_ShippingCity" table:formula="of:=+COM.MICROSOFT.CONCAT([.D4];[.E4])" table:style-name="ce8">
            <text:p>org_ShippingCity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City portion of primary mailing or shipping address.</text:p>
          </table:table-cell>
          <table:table-cell office:value-type="string" table:style-name="ce8">
            <text:p>Uses Salesforce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Country</text:p>
          </table:table-cell>
          <table:table-cell office:value-type="string" table:style-name="ce8">
            <text:p>Shipping Country</text:p>
          </table:table-cell>
          <table:table-cell office:value-type="string" office:string-value="org_ShippingCountry" table:formula="of:=+COM.MICROSOFT.CONCAT([.D5];[.E5])" table:style-name="ce8">
            <text:p>org_ShippingCountry</text:p>
          </table:table-cell>
          <table:table-cell office:value-type="string" table:style-name="ce8">
            <text:p>Picklist or Text</text:p>
          </table:table-cell>
          <table:table-cell office:value-type="string" table:style-name="ce8">
            <text:p>Standard</text:p>
          </table:table-cell>
          <table:table-cell table:style-name="ce10"/>
          <table:table-cell office:value-type="string" table:style-name="ce10">
            <text:p>[Use ISO 3166 country codes standard]</text:p>
          </table:table-cell>
          <table:table-cell office:value-type="string" table:style-name="ce8">
            <text:p>Country portion of primary mailing or shipping address.</text:p>
          </table:table-cell>
          <table:table-cell office:value-type="string" table:style-name="ce8">
            <text:p>Uses Salesforce address compound field. Use ISO 3166 country codes standar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1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State</text:p>
          </table:table-cell>
          <table:table-cell office:value-type="string" table:style-name="ce8">
            <text:p>Shipping State/Province</text:p>
          </table:table-cell>
          <table:table-cell office:value-type="string" office:string-value="org_ShippingState" table:formula="of:=+COM.MICROSOFT.CONCAT([.D6];[.E6])" table:style-name="ce8">
            <text:p>org_ShippingState</text:p>
          </table:table-cell>
          <table:table-cell office:value-type="string" table:style-name="ce8">
            <text:p>Picklist or 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State or province portion of primary mailing or shipping address. Entry is selected from a picklist of standard values or entered as text.</text:p>
          </table:table-cell>
          <table:table-cell office:value-type="string" table:style-name="ce8">
            <text:p>Uses Salesforce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Street</text:p>
          </table:table-cell>
          <table:table-cell office:value-type="string" table:style-name="ce8">
            <text:p>Shipping Street</text:p>
          </table:table-cell>
          <table:table-cell office:value-type="string" office:string-value="org_ShippingStreet" table:formula="of:=+COM.MICROSOFT.CONCAT([.D7];[.E7])" table:style-name="ce8">
            <text:p>org_ShippingStreet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Primary mailing or shipping street address of organisation.</text:p>
          </table:table-cell>
          <table:table-cell office:value-type="string" table:style-name="ce8">
            <text:p>Uses Salesforce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PostalCode</text:p>
          </table:table-cell>
          <table:table-cell office:value-type="string" table:style-name="ce8">
            <text:p>Shipping Zip/Postal Code</text:p>
          </table:table-cell>
          <table:table-cell office:value-type="string" office:string-value="org_ShippingPostalCode" table:formula="of:=+COM.MICROSOFT.CONCAT([.D8];[.E8])" table:style-name="ce8">
            <text:p>org_ShippingPostalCod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Zip or postal code portion of primary mailing or shipping address.</text:p>
          </table:table-cell>
          <table:table-cell office:value-type="string" table:style-name="ce8">
            <text:p>Uses Salesforce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Longitude</text:p>
          </table:table-cell>
          <table:table-cell office:value-type="string" table:style-name="ce8">
            <text:p>Longitude</text:p>
          </table:table-cell>
          <table:table-cell office:value-type="string" office:string-value="org_ShippingLongitude" table:formula="of:=+COM.MICROSOFT.CONCAT([.D9];[.E9])" table:style-name="ce8">
            <text:p>org_ShippingLongitude</text:p>
          </table:table-cell>
          <table:table-cell office:value-type="string" table:style-name="ce8">
            <text:p>Geolocation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geolocation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Latitude</text:p>
          </table:table-cell>
          <table:table-cell office:value-type="string" table:style-name="ce8">
            <text:p>Latitude</text:p>
          </table:table-cell>
          <table:table-cell office:value-type="string" office:string-value="org_ShippingLatitude" table:formula="of:=+COM.MICROSOFT.CONCAT([.D10];[.E10])" table:style-name="ce8">
            <text:p>org_ShippingLatitude</text:p>
          </table:table-cell>
          <table:table-cell office:value-type="string" table:style-name="ce8">
            <text:p>Geolocation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geolocation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4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Phone</text:p>
          </table:table-cell>
          <table:table-cell office:value-type="string" table:style-name="ce8">
            <text:p>Phone</text:p>
          </table:table-cell>
          <table:table-cell office:value-type="string" office:string-value="org_Phone" table:formula="of:=+COM.MICROSOFT.CONCAT([.D11];[.E11])" table:style-name="ce8">
            <text:p>org_Phon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primary telephone number of the organisation.</text:p>
          </table:table-cell>
          <table:table-cell office:value-type="string" table:style-name="ce8">
            <text:p>E.164 standard numbers are formatted [+] [country code] [subscriber number including area code] and can have a maximum of fifteen digits.<text:s/></text:p>
            <text:p/>
            <text:p>Regular Expression: ^\+?[1-9]\d{1,14}$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5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Type</text:p>
          </table:table-cell>
          <table:table-cell office:value-type="string" office:string-value="org_Type" table:formula="of:=+COM.MICROSOFT.CONCAT([.D12];[.E12])" table:style-name="ce8">
            <text:p>org_Type</text:p>
          </table:table-cell>
          <table:table-cell office:value-type="string" table:style-name="ce8">
            <text:p>Picklist</text:p>
          </table:table-cell>
          <table:table-cell office:value-type="string" table:style-name="ce7">
            <text:p>Standard [custom values]</text:p>
          </table:table-cell>
          <table:table-cell office:value-type="string" table:style-name="ce8">
            <text:p>NGO</text:p>
            <text:p>LawEnforcement</text:p>
            <text:p>HealthServiceOrganisation</text:p>
            <text:p>CentralGovernmentOrganisation</text:p>
            <text:p>LocalGovernmentOrganisation</text:p>
            <text:p>ImmigrationService</text:p>
            <text:p>LegalService</text:p>
            <text:p>CorporateBusiness</text:p>
            <text:p>SchoolOrCollege</text:p>
          </table:table-cell>
          <table:table-cell office:value-type="string" table:style-name="ce8">
            <text:p>NGO</text:p>
            <text:p>Law Enforcement</text:p>
            <text:p>Health Service Organisation</text:p>
            <text:p>Central Government Organisation</text:p>
            <text:p>Local Government Organisation</text:p>
            <text:p>Immigration Service</text:p>
            <text:p>Legal Service</text:p>
            <text:p>Corporate Business</text:p>
            <text:p>School or College</text:p>
          </table:table-cell>
          <table:table-cell office:value-type="string" table:style-name="ce8">
            <text:p>The organisation category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Person</text:p>
          </table:table-cell>
          <table:table-cell table:number-columns-repeated="30" table:style-name="ce6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Salutation</text:p>
          </table:table-cell>
          <table:table-cell office:value-type="string" table:style-name="ce8">
            <text:p>Salutation</text:p>
          </table:table-cell>
          <table:table-cell office:value-type="string" office:string-value="prs_Salutation" table:formula="of:=+COM.MICROSOFT.CONCAT([.D14];[.E14])" table:style-name="ce8">
            <text:p>prs_Salutation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name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FirstName</text:p>
          </table:table-cell>
          <table:table-cell office:value-type="string" table:style-name="ce8">
            <text:p>First Name</text:p>
          </table:table-cell>
          <table:table-cell office:value-type="string" office:string-value="prs_FirstName" table:formula="of:=+COM.MICROSOFT.CONCAT([.D15];[.E15])" table:style-name="ce8">
            <text:p>prs_FirstNam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name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MiddleName</text:p>
          </table:table-cell>
          <table:table-cell office:value-type="string" table:style-name="ce8">
            <text:p>Middle Name</text:p>
          </table:table-cell>
          <table:table-cell office:value-type="string" office:string-value="prs_MiddleName" table:formula="of:=+COM.MICROSOFT.CONCAT([.D16];[.E16])" table:style-name="ce8">
            <text:p>prs_MiddleNam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Optionally uses Salesforce name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SecondName</text:p>
          </table:table-cell>
          <table:table-cell office:value-type="string" table:style-name="ce8">
            <text:p>Second Name</text:p>
          </table:table-cell>
          <table:table-cell office:value-type="string" office:string-value="prs_SecondName" table:formula="of:=+COM.MICROSOFT.CONCAT([.D17];[.E17])" table:style-name="ce8">
            <text:p>prs_SecondNam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name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Birthdate</text:p>
          </table:table-cell>
          <table:table-cell office:value-type="string" table:style-name="ce8">
            <text:p>Birthdate</text:p>
          </table:table-cell>
          <table:table-cell office:value-type="string" office:string-value="prs_Birthdate" table:formula="of:=+COM.MICROSOFT.CONCAT([.D18];[.E18])" table:style-name="ce8">
            <text:p>prs_Birthdate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Standard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6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Gender</text:p>
          </table:table-cell>
          <table:table-cell office:value-type="string" table:style-name="ce8">
            <text:p>Gender</text:p>
          </table:table-cell>
          <table:table-cell office:value-type="string" office:string-value="prs_Gender" table:formula="of:=+COM.MICROSOFT.CONCAT([.D19];[.E19])" table:style-name="ce8">
            <text:p>prs_Gender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Feminine</text:p>
            <text:p>Masculine</text:p>
            <text:p>TransgenderFeminine</text:p>
            <text:p>TransgenderMasculine</text:p>
            <text:p>NonConforming</text:p>
            <text:p>NonSpecifiedUnknown</text:p>
          </table:table-cell>
          <table:table-cell office:value-type="string" table:style-name="ce8">
            <text:p>Feminine </text:p>
            <text:p>Masculine </text:p>
            <text:p>Transgender Feminine </text:p>
            <text:p>Transgender Masculine </text:p>
            <text:p>Non-Conforming </text:p>
            <text:p>Not Specified/Unknown</text:p>
          </table:table-cell>
          <table:table-cell office:value-type="string" table:style-name="ce8">
            <text:p>Designates the individual's expression or condition of being male, female, both or neither. This category considers the psychological, behavioral, social, and cultural aspects of being male, female, or non-binary (masculinity, femininity, neither, or a combination of both)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Deceased</text:p>
          </table:table-cell>
          <table:table-cell office:value-type="string" table:style-name="ce8">
            <text:p>Deceased</text:p>
          </table:table-cell>
          <table:table-cell office:value-type="string" office:string-value="prs_Deceased" table:formula="of:=+COM.MICROSOFT.CONCAT([.D20];[.E20])" table:style-name="ce8">
            <text:p>prs_Deceased</text:p>
          </table:table-cell>
          <table:table-cell office:value-type="string" table:style-name="ce8">
            <text:p>Checkbox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Indicates if the person is known to be no longer alive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6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MaritalStatus</text:p>
          </table:table-cell>
          <table:table-cell office:value-type="string" table:style-name="ce8">
            <text:p>Marital Status</text:p>
          </table:table-cell>
          <table:table-cell office:value-type="string" office:string-value="prs_MaritalStatus" table:formula="of:=+COM.MICROSOFT.CONCAT([.D21];[.E21])" table:style-name="ce8">
            <text:p>prs_MaritalStatus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Single</text:p>
            <text:p>Married</text:p>
            <text:p>Widowed</text:p>
            <text:p>Divorced</text:p>
            <text:p>Separated</text:p>
            <text:p>RegisteredPartnership</text:p>
          </table:table-cell>
          <table:table-cell office:value-type="string" table:style-name="ce8">
            <text:p>Single</text:p>
            <text:p>Married</text:p>
            <text:p>Widowed</text:p>
            <text:p>Divorced</text:p>
            <text:p>Separated</text:p>
            <text:p>Registered Partnership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NumberOfChildren</text:p>
          </table:table-cell>
          <table:table-cell office:value-type="string" table:style-name="ce8">
            <text:p>Number of Children</text:p>
          </table:table-cell>
          <table:table-cell office:value-type="string" office:string-value="prs_NumberOfChildren" table:formula="of:=+COM.MICROSOFT.CONCAT([.D22];[.E22])" table:style-name="ce8">
            <text:p>prs_NumberOfChildren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PrimaryLanguage</text:p>
          </table:table-cell>
          <table:table-cell office:value-type="string" table:style-name="ce8">
            <text:p>Primary Language</text:p>
          </table:table-cell>
          <table:table-cell office:value-type="string" office:string-value="prs_PrimaryLanguage" table:formula="of:=+COM.MICROSOFT.CONCAT([.D23];[.E23])" table:style-name="ce8">
            <text:p>prs_PrimaryLanguage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10">
            <text:p>Use ISO 639-2 language codes standard (two-letter country codes optional)</text:p>
          </table:table-cell>
          <table:table-cell office:value-type="string" table:style-name="ce10">
            <text:p>Use ISO 639-2 language codes standard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SecondaryLanguage</text:p>
          </table:table-cell>
          <table:table-cell office:value-type="string" table:style-name="ce8">
            <text:p>Secondary Language</text:p>
          </table:table-cell>
          <table:table-cell office:value-type="string" office:string-value="prs_SecondaryLanguage" table:formula="of:=+COM.MICROSOFT.CONCAT([.D24];[.E24])" table:style-name="ce8">
            <text:p>prs_SecondaryLanguage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10">
            <text:p>Use ISO 639-2 language codes standard (two-letter country codes optional)</text:p>
          </table:table-cell>
          <table:table-cell office:value-type="string" table:style-name="ce10">
            <text:p>Use ISO 639-2 language codes standard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5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HighestLevelOfEducation</text:p>
          </table:table-cell>
          <table:table-cell office:value-type="string" table:style-name="ce8">
            <text:p>Highest Level of Education</text:p>
          </table:table-cell>
          <table:table-cell office:value-type="string" office:string-value="prs_HighestLevelOfEducation" table:formula="of:=+COM.MICROSOFT.CONCAT([.D25];[.E25])" table:style-name="ce8">
            <text:p>prs_HighestLevelOfEducation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10">
            <text:p>EarlyChildhoodEducation</text:p>
            <text:p>PrimaryEducation</text:p>
            <text:p>LowerSecondaryEducation</text:p>
            <text:p>UpperSecondaryEducation</text:p>
            <text:p>PostSecondaryNonTertiaryEducation</text:p>
            <text:p>ShortCycleTertiaryEducation</text:p>
            <text:p>BachelorsOrEquivalentLevel</text:p>
            <text:p>MastersOrEquivalentLevel</text:p>
            <text:p>DoctoralOrEquivalentLevel</text:p>
          </table:table-cell>
          <table:table-cell office:value-type="string" table:style-name="ce10">
            <text:p>Early Childhood Education</text:p>
            <text:p>Primary Education</text:p>
            <text:p>Lower Secondary Education</text:p>
            <text:p>Upper Secondary Education</text:p>
            <text:p>Post-secondary Non-tertiary Education</text:p>
            <text:p>Short-cycle Tertiary Education</text:p>
            <text:p>Bachelor’s or Equivalent Level</text:p>
            <text:p>Master’s or Equivalent Level</text:p>
            <text:p>Doctoral or Equivalent Level</text:p>
          </table:table-cell>
          <table:table-cell office:value-type="string" table:style-name="ce8">
            <text:p>The highest level of education attainment.</text:p>
          </table:table-cell>
          <table:table-cell office:value-type="string" table:style-name="ce8">
            <text:p>Based upon the single code definitions within the International Standard Classification of Education (ISCED) 2011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Citizenship</text:p>
          </table:table-cell>
          <table:table-cell office:value-type="string" table:style-name="ce8">
            <text:p>Citizenship</text:p>
          </table:table-cell>
          <table:table-cell office:value-type="string" office:string-value="prs_Citizenship" table:formula="of:=+COM.MICROSOFT.CONCAT([.D26];[.E26])" table:style-name="ce8">
            <text:p>prs_Citizenship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10">
            <text:p>Use ISO 3166 country codes standard (two-letter country codes optional)</text:p>
          </table:table-cell>
          <table:table-cell office:value-type="string" table:style-name="ce10">
            <text:p>Use ISO 3166 country codes standard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IdentityNumber</text:p>
          </table:table-cell>
          <table:table-cell office:value-type="string" table:style-name="ce8">
            <text:p>Identity Number</text:p>
          </table:table-cell>
          <table:table-cell office:value-type="string" office:string-value="prs_IdentityNumber" table:formula="of:=+COM.MICROSOFT.CONCAT([.D27];[.E27])" table:style-name="ce8">
            <text:p>prs_IdentityNumber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style-name="ce7"/>
          <table:table-cell table:style-name="ce10"/>
          <table:table-cell office:value-type="string" table:style-name="ce10">
            <text:p>Relevant national identity number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Title</text:p>
          </table:table-cell>
          <table:table-cell office:value-type="string" table:style-name="ce8">
            <text:p>Title</text:p>
          </table:table-cell>
          <table:table-cell office:value-type="string" office:string-value="prs_Title" table:formula="of:=+COM.MICROSOFT.CONCAT([.D28];[.E28])" table:style-name="ce8">
            <text:p>prs_Titl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person’s position within an organisation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Email</text:p>
          </table:table-cell>
          <table:table-cell office:value-type="string" table:style-name="ce8">
            <text:p>Email</text:p>
          </table:table-cell>
          <table:table-cell office:value-type="string" office:string-value="prs_Email" table:formula="of:=+COM.MICROSOFT.CONCAT([.D29];[.E29])" table:style-name="ce8">
            <text:p>prs_Email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4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HomePhone</text:p>
          </table:table-cell>
          <table:table-cell office:value-type="string" table:style-name="ce8">
            <text:p>Home Phone</text:p>
          </table:table-cell>
          <table:table-cell office:value-type="string" office:string-value="prs_HomePhone" table:formula="of:=+COM.MICROSOFT.CONCAT([.D30];[.E30])" table:style-name="ce8">
            <text:p>prs_HomePhon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E.164 standard numbers are formatted [+] [country code] [subscriber number including area code] and can have a maximum of fifteen digits.<text:s/></text:p>
            <text:p/>
            <text:p>Regular Expression: ^\+?[1-9]\d{1,14}$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4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obilePhone</text:p>
          </table:table-cell>
          <table:table-cell office:value-type="string" table:style-name="ce8">
            <text:p>Mobile Phone</text:p>
          </table:table-cell>
          <table:table-cell office:value-type="string" office:string-value="prs_MobilePhone" table:formula="of:=+COM.MICROSOFT.CONCAT([.D31];[.E31])" table:style-name="ce8">
            <text:p>prs_MobilePhon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E.164 standard numbers are formatted [+] [country code] [subscriber number including area code] and can have a maximum of fifteen digits.<text:s/></text:p>
            <text:p/>
            <text:p>Regular Expression: ^\+?[1-9]\d{1,14}$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ailingCity</text:p>
          </table:table-cell>
          <table:table-cell office:value-type="string" table:style-name="ce8">
            <text:p>Mailing City</text:p>
          </table:table-cell>
          <table:table-cell office:value-type="string" office:string-value="prs_MailingCity" table:formula="of:=+COM.MICROSOFT.CONCAT([.D32];[.E32])" table:style-name="ce8">
            <text:p>prs_MailingCity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city in the mailing address.</text:p>
          </table:table-cell>
          <table:table-cell office:value-type="string" table:style-name="ce8">
            <text:p>Uses Salesforce mailing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ailingCountry</text:p>
          </table:table-cell>
          <table:table-cell office:value-type="string" table:style-name="ce8">
            <text:p>Mailing Country</text:p>
          </table:table-cell>
          <table:table-cell office:value-type="string" office:string-value="prs_MailingCountry" table:formula="of:=+COM.MICROSOFT.CONCAT([.D33];[.E33])" table:style-name="ce8">
            <text:p>prs_MailingCountry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office:value-type="string" table:style-name="ce10">
            <text:p>Use ISO 3166 country codes standard two-letter country codes</text:p>
          </table:table-cell>
          <table:table-cell office:value-type="string" table:style-name="ce10">
            <text:p>Use ISO 3166 country codes standard</text:p>
          </table:table-cell>
          <table:table-cell office:value-type="string" table:style-name="ce8">
            <text:p>The country in the mailing address.</text:p>
          </table:table-cell>
          <table:table-cell office:value-type="string" table:style-name="ce8">
            <text:p>Uses Salesforce address compound field. Use ISO 3166 country codes standard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ailingState</text:p>
          </table:table-cell>
          <table:table-cell office:value-type="string" table:style-name="ce8">
            <text:p>Mailing State/Province</text:p>
          </table:table-cell>
          <table:table-cell office:value-type="string" office:string-value="prs_MailingState" table:formula="of:=+COM.MICROSOFT.CONCAT([.D34];[.E34])" table:style-name="ce8">
            <text:p>prs_MailingStat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state or province in the mailing address.</text:p>
          </table:table-cell>
          <table:table-cell office:value-type="string" table:style-name="ce8">
            <text:p>Uses Salesforce mailing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ailingStreet</text:p>
          </table:table-cell>
          <table:table-cell office:value-type="string" table:style-name="ce8">
            <text:p>Mailing Street</text:p>
          </table:table-cell>
          <table:table-cell office:value-type="string" office:string-value="prs_MailingStreet" table:formula="of:=+COM.MICROSOFT.CONCAT([.D35];[.E35])" table:style-name="ce8">
            <text:p>prs_MailingStreet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street in the mailing address.</text:p>
          </table:table-cell>
          <table:table-cell office:value-type="string" table:style-name="ce8">
            <text:p>Uses Salesforce mailing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ailingPostalCode</text:p>
          </table:table-cell>
          <table:table-cell office:value-type="string" table:style-name="ce8">
            <text:p>Mailing Zip/Postal Code</text:p>
          </table:table-cell>
          <table:table-cell office:value-type="string" office:string-value="prs_MailingPostalCode" table:formula="of:=+COM.MICROSOFT.CONCAT([.D36];[.E36])" table:style-name="ce8">
            <text:p>prs_MailingPostalCod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zip or postal code in the mailing address.</text:p>
          </table:table-cell>
          <table:table-cell office:value-type="string" table:style-name="ce8">
            <text:p>Uses Salesforce mailing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MailingLongitude</text:p>
          </table:table-cell>
          <table:table-cell office:value-type="string" table:style-name="ce8">
            <text:p>Longitude</text:p>
          </table:table-cell>
          <table:table-cell office:value-type="string" office:string-value="prs_MailingLongitude" table:formula="of:=+COM.MICROSOFT.CONCAT([.D37];[.E37])" table:style-name="ce8">
            <text:p>prs_MailingLongitude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geolocation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MailingLatitude</text:p>
          </table:table-cell>
          <table:table-cell office:value-type="string" table:style-name="ce8">
            <text:p>Latitude</text:p>
          </table:table-cell>
          <table:table-cell office:value-type="string" office:string-value="prs_MailingLatitude" table:formula="of:=+COM.MICROSOFT.CONCAT([.D38];[.E38])" table:style-name="ce8">
            <text:p>prs_MailingLatitude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geolocation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office:value-type="string" table:style-name="ce5">
            <text:p>Person -<text:s/></text:p>
            <text:p>Victim Context</text:p>
          </table:table-cell>
          <table:table-cell table:number-columns-repeated="30" table:style-name="ce6"/>
          <table:table-cell table:number-columns-repeated="16353" table:style-name="ce7"/>
        </table:table-row>
        <table:table-row table:style-name="ro1">
          <table:table-cell table:style-name="ce8"/>
          <table:table-cell office:value-type="string" table:style-name="ce8">
            <text:p>DEPRECATED</text:p>
          </table:table-cell>
          <table:table-cell table:style-name="ce8"/>
          <table:table-cell office:value-type="string" table:style-name="ce8">
            <text:p>vic_</text:p>
          </table:table-cell>
          <table:table-cell office:value-type="string" table:style-name="ce8">
            <text:p>AgreementToManagePersonalData</text:p>
          </table:table-cell>
          <table:table-cell office:value-type="string" table:style-name="ce8">
            <text:p>Agreement to Manage Personal Data</text:p>
          </table:table-cell>
          <table:table-cell office:value-type="string" office:string-value="vic_AgreementToManagePersonalData" table:formula="of:=+COM.MICROSOFT.CONCAT([.D40];[.E40])" table:style-name="ce8">
            <text:p>vic_AgreementToManagePersonalData</text:p>
          </table:table-cell>
          <table:table-cell office:value-type="string" table:style-name="ce7">
            <text:p>Checkbox</text:p>
          </table:table-cell>
          <table:table-cell office:value-type="string" table:style-name="ce8">
            <text:p>Custom</text:p>
          </table:table-cell>
          <table:table-cell table:number-columns-repeated="2" table:style-name="ce7"/>
          <table:table-cell office:value-type="string" table:style-name="ce8">
            <text:p>Verifies if a client / beneficiary has agreed for their personal data to be managed by the organisation. DEPRECATED in favour of updated CONSENT section.</text:p>
          </table:table-cell>
          <table:table-cell office:value-type="string" table:style-name="ce8">
            <text:p>Seek guidance on country or region-specific personal identifiable data laws regarding requirements to the consent and management of personal data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1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TraffickingStatus</text:p>
          </table:table-cell>
          <table:table-cell office:value-type="string" table:style-name="ce8">
            <text:p>Trafficking Status</text:p>
          </table:table-cell>
          <table:table-cell office:value-type="string" office:string-value="vic_TraffickingStatus" table:formula="of:=+COM.MICROSOFT.CONCAT([.D41];[.E41])" table:style-name="ce8">
            <text:p>vic_TraffickingStatus</text:p>
          </table:table-cell>
          <table:table-cell office:value-type="string" table:style-name="ce7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PossibleVictimOfTrafficking</text:p>
            <text:p>ActualVictimOfTrafficking</text:p>
            <text:p>NotAVictimOfTrafficking</text:p>
          </table:table-cell>
          <table:table-cell office:value-type="string" table:style-name="ce8">
            <text:p>Possible victim of trafficking</text:p>
            <text:p>Actual victim of trafficking</text:p>
            <text:p>Not a victim of trafficking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7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TraffickingStatusDecisionMakingOrg</text:p>
          </table:table-cell>
          <table:table-cell office:value-type="string" table:style-name="ce8">
            <text:p>Trafficking Status Decision Making Organization</text:p>
          </table:table-cell>
          <table:table-cell office:value-type="string" office:string-value="vic_TraffickingStatusDecisionMakingOrg" table:formula="of:=+COM.MICROSOFT.CONCAT([.D42];[.E42])" table:style-name="ce8">
            <text:p>vic_TraffickingStatusDecisionMakingOrg</text:p>
          </table:table-cell>
          <table:table-cell office:value-type="string" table:style-name="ce7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Police</text:p>
            <text:p>NGO</text:p>
            <text:p>CourtOrProsecution</text:p>
            <text:p>NonPoliceGovernmentalOrganization</text:p>
            <text:p>Other</text:p>
          </table:table-cell>
          <table:table-cell office:value-type="string" table:style-name="ce8">
            <text:p>Police</text:p>
            <text:p>NGO</text:p>
            <text:p>Court or prosecution</text:p>
            <text:p>Non-police governmental organization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1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vic_</text:p>
          </table:table-cell>
          <table:table-cell office:value-type="string" table:style-name="ce8">
            <text:p>RelationshipToTrafficker</text:p>
          </table:table-cell>
          <table:table-cell office:value-type="string" table:style-name="ce8">
            <text:p>Relationship to Trafficker</text:p>
          </table:table-cell>
          <table:table-cell office:value-type="string" office:string-value="vic_RelationshipToTrafficker" table:formula="of:=+COM.MICROSOFT.CONCAT([.D43];[.E43])" table:style-name="ce8">
            <text:p>vic_RelationshipToTrafficker</text:p>
          </table:table-cell>
          <table:table-cell office:value-type="string" table:style-name="ce7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Familial</text:p>
            <text:p>Acquainted</text:p>
            <text:p>Unaquainted</text:p>
          </table:table-cell>
          <table:table-cell office:value-type="string" table:style-name="ce8">
            <text:p>Familial</text:p>
            <text:p>Acquainted</text:p>
            <text:p>Unaquainted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vic_</text:p>
          </table:table-cell>
          <table:table-cell office:value-type="string" table:style-name="ce8">
            <text:p>AgeWhenTrafficked</text:p>
          </table:table-cell>
          <table:table-cell office:value-type="string" table:style-name="ce8">
            <text:p>Age when Trafficked</text:p>
          </table:table-cell>
          <table:table-cell office:value-type="string" office:string-value="vic_AgeWhenTrafficked" table:formula="of:=+COM.MICROSOFT.CONCAT([.D44];[.E44])" table:style-name="ce8">
            <text:p>vic_AgeWhenTrafficked</text:p>
          </table:table-cell>
          <table:table-cell office:value-type="string" table:style-name="ce7">
            <text:p>Number</text:p>
          </table:table-cell>
          <table:table-cell office:value-type="string" table:style-name="ce8">
            <text:p>Custom</text:p>
          </table:table-cell>
          <table:table-cell table:number-columns-repeated="2" table:style-name="ce7"/>
          <table:table-cell office:value-type="string" table:style-name="ce8">
            <text:p>Age (in years) when the person was first trafficked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8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vic_</text:p>
          </table:table-cell>
          <table:table-cell office:value-type="string" table:style-name="ce8">
            <text:p>RecruitmentWebsitesAndApps</text:p>
          </table:table-cell>
          <table:table-cell office:value-type="string" table:style-name="ce8">
            <text:p>Recruitment Websites and Apps</text:p>
          </table:table-cell>
          <table:table-cell office:value-type="string" office:string-value="vic_RecruitmentWebsitesAndApps" table:formula="of:=+COM.MICROSOFT.CONCAT([.D45];[.E45])" table:style-name="ce8">
            <text:p>vic_RecruitmentWebsitesAndApps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Facebook</text:p>
            <text:p>Instagram</text:p>
            <text:p>WhatsApp</text:p>
            <text:p>Telegram</text:p>
            <text:p>FacebookMessenger</text:p>
            <text:p>Viber</text:p>
            <text:p>SnapChat</text:p>
            <text:p>Line</text:p>
            <text:p>4Sale</text:p>
            <text:p>WeChat</text:p>
            <text:p>QQ</text:p>
            <text:p>QZone</text:p>
            <text:p>TikTok</text:p>
            <text:p>Twitter</text:p>
            <text:p>Other</text:p>
          </table:table-cell>
          <table:table-cell office:value-type="string" table:style-name="ce8">
            <text:p>Facebook</text:p>
            <text:p>Instagram</text:p>
            <text:p>WhatsApp</text:p>
            <text:p>Telegram</text:p>
            <text:p>Facebook Messenger</text:p>
            <text:p>Viber</text:p>
            <text:p>SnapChat</text:p>
            <text:p>Line</text:p>
            <text:p>4Sale</text:p>
            <text:p>WeChat</text:p>
            <text:p>QQ</text:p>
            <text:p>QZone</text:p>
            <text:p>TikTok</text:p>
            <text:p>Twitter</text:p>
            <text:p>Other</text:p>
          </table:table-cell>
          <table:table-cell office:value-type="string" table:style-name="ce8">
            <text:p>Indicates technology platforms used by perpetrators to identify potential victims.</text:p>
          </table:table-cell>
          <table:table-cell office:value-type="string" table:style-name="ce8">
            <text:p>Additional relevant online platforms can be added as necessary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9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MethodOfRecruitment</text:p>
          </table:table-cell>
          <table:table-cell office:value-type="string" table:style-name="ce8">
            <text:p>Method of Recruitment</text:p>
          </table:table-cell>
          <table:table-cell office:value-type="string" office:string-value="vic_MethodOfRecruitment" table:formula="of:=+COM.MICROSOFT.CONCAT([.D46];[.E46])" table:style-name="ce8">
            <text:p>vic_MethodOfRecruitment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AtAPlaceOfBusiness</text:p>
            <text:p>AtAnEducationalInstitution</text:p>
            <text:p>AtWork</text:p>
            <text:p>ThroughOnlineSocialNetworks</text:p>
            <text:p>ThroughAnOnlineAdvertisement</text:p>
            <text:p>ThroughATelevisionAdvert</text:p>
            <text:p>ThroughANewspaperAdvert</text:p>
            <text:p>ThroughFamilyOrFamilyEvents</text:p>
            <text:p>ThroughFriendsOrSocialEvents</text:p>
            <text:p>Other</text:p>
          </table:table-cell>
          <table:table-cell office:value-type="string" table:style-name="ce8">
            <text:p>At a place of business</text:p>
            <text:p>At an educational institution</text:p>
            <text:p>At work</text:p>
            <text:p>Through online social networks</text:p>
            <text:p>Through an online advertisement</text:p>
            <text:p>Through a television advert</text:p>
            <text:p>Through a newspaper advert</text:p>
            <text:p>Through family or family events</text:p>
            <text:p>Through friends or social events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LocationOfRecruitment</text:p>
          </table:table-cell>
          <table:table-cell office:value-type="string" table:style-name="ce8">
            <text:p>Location of Recruitment</text:p>
          </table:table-cell>
          <table:table-cell office:value-type="string" office:string-value="vic_LocationOfRecruitment" table:formula="of:=+COM.MICROSOFT.CONCAT([.D47];[.E47])" table:style-name="ce8">
            <text:p>vic_LocationOfRecruitment</text:p>
          </table:table-cell>
          <table:table-cell office:value-type="string" table:style-name="ce8">
            <text:p>Lookup [to organisation]</text:p>
          </table:table-cell>
          <table:table-cell office:value-type="string" table:style-name="ce7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10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MethodsOfControl</text:p>
          </table:table-cell>
          <table:table-cell office:value-type="string" table:style-name="ce8">
            <text:p>Methods of Control</text:p>
          </table:table-cell>
          <table:table-cell office:value-type="string" office:string-value="vic_MethodsOfControl" table:formula="of:=+COM.MICROSOFT.CONCAT([.D48];[.E48])" table:style-name="ce8">
            <text:p>vic_MethodsOfControl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PhysicalThreats</text:p>
            <text:p>ThreatsLawEnforcement</text:p>
            <text:p>ThreatensChildrenFamily</text:p>
            <text:p>DebtBondage<text:s/></text:p>
            <text:p>FalsePromises</text:p>
            <text:p>PhysicalAbuse</text:p>
            <text:p>SexualAbuse</text:p>
            <text:p>TakesEarnings</text:p>
            <text:p>RestrictsFinancialAccess</text:p>
            <text:p>RestrictsMedicalCare</text:p>
            <text:p>WithholdsNecessities</text:p>
            <text:p>PsychologicalAbuse</text:p>
            <text:p>PsychoactiveSubstance</text:p>
            <text:p>ExcessiveWorkingHours</text:p>
            <text:p>WithholdsDocuments</text:p>
            <text:p>Other</text:p>
          </table:table-cell>
          <table:table-cell office:value-type="string" table:style-name="ce8">
            <text:p>Physical threats</text:p>
            <text:p>Threats of law enforcement</text:p>
            <text:p>Threatens children/family</text:p>
            <text:p>Debt bondage<text:s/></text:p>
            <text:p>False promises</text:p>
            <text:p>Physical abuse</text:p>
            <text:p>Sexual abuse</text:p>
            <text:p>Takes earnings</text:p>
            <text:p>Restricts financial access</text:p>
            <text:p>Restricts medical care</text:p>
            <text:p>Withholds necessities</text:p>
            <text:p>Psychological abuse</text:p>
            <text:p>Psychoactive substance</text:p>
            <text:p>Excessive working hours</text:p>
            <text:p>Withholds documents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11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TypeOfExploitation</text:p>
          </table:table-cell>
          <table:table-cell office:value-type="string" table:style-name="ce8">
            <text:p>Type of Exploitation</text:p>
          </table:table-cell>
          <table:table-cell office:value-type="string" office:string-value="vic_TypeOfExploitation" table:formula="of:=+COM.MICROSOFT.CONCAT([.D49];[.E49])" table:style-name="ce8">
            <text:p>vic_TypeOfExploitation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ForcedLabour</text:p>
            <text:p>SexualExploitation</text:p>
            <text:p>ChildLabour</text:p>
            <text:p>ForcedMarriage</text:p>
            <text:p>Servitude</text:p>
            <text:p>ForcedMilitaryByNonStateActors</text:p>
            <text:p>OrganRemoval</text:p>
            <text:p>ForcedBegging</text:p>
            <text:p>ForcedAdoption</text:p>
            <text:p>Surrogacy</text:p>
            <text:p>Other</text:p>
          </table:table-cell>
          <table:table-cell office:value-type="string" table:style-name="ce8">
            <text:p>Forced labour</text:p>
            <text:p>Sexual exploitation</text:p>
            <text:p>Child labour</text:p>
            <text:p>Forced marriage</text:p>
            <text:p>Servitude</text:p>
            <text:p>Forced military (by non-state actors)</text:p>
            <text:p>Organ removal</text:p>
            <text:p>Forced begging</text:p>
            <text:p>Forced adoption</text:p>
            <text:p>Surrogacy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1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ForcedLabourIndustry</text:p>
          </table:table-cell>
          <table:table-cell office:value-type="string" table:style-name="ce8">
            <text:p>Forced Labour Industry</text:p>
          </table:table-cell>
          <table:table-cell office:value-type="string" office:string-value="vic_ForcedLabourIndustry" table:formula="of:=+COM.MICROSOFT.CONCAT([.D50];[.E50])" table:style-name="ce8">
            <text:p>vic_ForcedLabourIndustry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A_AgricultureForestryAndFishing</text:p>
            <text:p>B_MiningAndQuarrying</text:p>
            <text:p>C_Manufacturing</text:p>
            <text:p>D_ElectricityGasSteamAndAirConditioningSupply</text:p>
            <text:p>E_WaterSupplySewerageWasteManagement</text:p>
            <text:p>F_Construction</text:p>
            <text:p>G_WholesaleAndRetailTradeRepairOfMotorVehicles</text:p>
            <text:p>H_TransportationAndStorage</text:p>
            <text:p>I_AccommodationAndFoodServiceActivities</text:p>
            <text:p>J_InformationAndCommunication</text:p>
            <text:p>K_FinancialAndInsuranceActivities</text:p>
            <text:p>L_RealEstateActivities</text:p>
            <text:p>M_ProfessionalScientificAndTechnicalActivities</text:p>
            <text:p>N_AdministrativeAndSupportServiceActivities</text:p>
            <text:p>O_PublicAdministrationAndDefence</text:p>
            <text:p>P_Education</text:p>
            <text:p>Q_HumanHealthAndSocialWorkActivities</text:p>
            <text:p>R_ArtsEntertainmentAndRecreation</text:p>
            <text:p>S_OtherServiceActivities</text:p>
            <text:p>T_ActivitiesOfHouseholdsAsEmployers</text:p>
            <text:p>U_ActivitiesOfExtraterritorialOrganizations</text:p>
          </table:table-cell>
          <table:table-cell office:value-type="string" table:style-name="ce8">
            <text:p>Agriculture, forestry and fishing</text:p>
            <text:p>Mining and quarrying</text:p>
            <text:p>Manufacturing</text:p>
            <text:p>Electricity, gas, steam and air conditioning supply</text:p>
            <text:p>Water supply; sewerage, waste management and remediation</text:p>
            <text:p>Construction</text:p>
            <text:p>Wholesale and retail trade; repair of motor vehicles and motorcycles</text:p>
            <text:p>Transportation and storage</text:p>
            <text:p>Accommodation and food service activities</text:p>
            <text:p>Information and communication</text:p>
            <text:p>Financial and insurance activities</text:p>
            <text:p>Real estate activities</text:p>
            <text:p>Professional, scientific and technical activities</text:p>
            <text:p>Administrative and support service activities</text:p>
            <text:p>Public administration and defence; compulsory social security</text:p>
            <text:p>Education</text:p>
            <text:p>Human health and social work activities</text:p>
            <text:p>Arts, entertainment and recreation</text:p>
            <text:p>Other service activities</text:p>
            <text:p>Activities of households as employers; undifferentiated goods- and services- producing activities of households for own use</text:p>
            <text:p>Activities of extraterritorial organizations and bodies</text:p>
          </table:table-cell>
          <table:table-cell table:style-name="ce7"/>
          <table:table-cell office:value-type="string" table:style-name="ce8">
            <text:p>Reference: ISIC v4</text:p>
            <text:p>See accompanying documentation about optional sub-levels of industry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4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TypeOfSexExploitation</text:p>
          </table:table-cell>
          <table:table-cell office:value-type="string" table:style-name="ce8">
            <text:p>Type of Sex Exploitation</text:p>
          </table:table-cell>
          <table:table-cell office:value-type="string" office:string-value="vic_TypeOfSexExploitation" table:formula="of:=+COM.MICROSOFT.CONCAT([.D51];[.E51])" table:style-name="ce8">
            <text:p>vic_TypeOfSexExploitation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Prostitution</text:p>
            <text:p>Pornography</text:p>
            <text:p>RemoteInteractiveServices</text:p>
            <text:p>PrivateSexualServices</text:p>
          </table:table-cell>
          <table:table-cell office:value-type="string" table:style-name="ce8">
            <text:p>Prostitution</text:p>
            <text:p>Pornography</text:p>
            <text:p>Remote Interactive Services</text:p>
            <text:p>Private Sexual Services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LocationOfExploitation</text:p>
          </table:table-cell>
          <table:table-cell office:value-type="string" table:style-name="ce8">
            <text:p>Location of Exploitation</text:p>
          </table:table-cell>
          <table:table-cell office:value-type="string" office:string-value="vic_LocationOfExploitation" table:formula="of:=+COM.MICROSOFT.CONCAT([.D52];[.E52])" table:style-name="ce8">
            <text:p>vic_LocationOfExploitation</text:p>
          </table:table-cell>
          <table:table-cell office:value-type="string" table:style-name="ce8">
            <text:p>Lookup [to organisation]</text:p>
          </table:table-cell>
          <table:table-cell office:value-type="string" table:style-name="ce8">
            <text:p>Custom</text:p>
          </table:table-cell>
          <table:table-cell table:style-name="ce7"/>
          <table:table-cell table:number-columns-repeated="21" table:style-name="ce8"/>
          <table:table-cell table:number-columns-repeated="16353" table:style-name="ce7"/>
        </table:table-row>
        <table:table-row table:style-name="ro8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vic_</text:p>
          </table:table-cell>
          <table:table-cell office:value-type="string" table:style-name="ce8">
            <text:p>ExploitationWebsitesAndApps</text:p>
          </table:table-cell>
          <table:table-cell office:value-type="string" table:style-name="ce8">
            <text:p>Exploitation Websites and Apps</text:p>
          </table:table-cell>
          <table:table-cell office:value-type="string" office:string-value="vic_ExploitationWebsitesAndApps" table:formula="of:=+COM.MICROSOFT.CONCAT([.D53];[.E53])" table:style-name="ce8">
            <text:p>vic_ExploitationWebsitesAndApps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Facebook</text:p>
            <text:p>Instagram</text:p>
            <text:p>WhatsApp</text:p>
            <text:p>Telegram</text:p>
            <text:p>FacebookMessenger</text:p>
            <text:p>Viber</text:p>
            <text:p>SnapChat</text:p>
            <text:p>Line</text:p>
            <text:p>4Sale</text:p>
            <text:p>WeChat</text:p>
            <text:p>QQ</text:p>
            <text:p>QZone</text:p>
            <text:p>TikTok</text:p>
            <text:p>Twitter</text:p>
            <text:p>Other</text:p>
          </table:table-cell>
          <table:table-cell office:value-type="string" table:style-name="ce8">
            <text:p>Facebook</text:p>
            <text:p>Instagram</text:p>
            <text:p>WhatsApp</text:p>
            <text:p>Telegram</text:p>
            <text:p>Facebook Messenger</text:p>
            <text:p>Viber</text:p>
            <text:p>SnapChat</text:p>
            <text:p>Line</text:p>
            <text:p>4Sale</text:p>
            <text:p>WeChat</text:p>
            <text:p>QQ</text:p>
            <text:p>QZone</text:p>
            <text:p>TikTok</text:p>
            <text:p>Twitter</text:p>
            <text:p>Other</text:p>
          </table:table-cell>
          <table:table-cell office:value-type="string" table:style-name="ce8">
            <text:p>Indicates technology platforms used to exploit potential victims.</text:p>
          </table:table-cell>
          <table:table-cell office:value-type="string" table:style-name="ce8">
            <text:p>Additional relevant online platforms can be added as necessary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13">
          <table:table-cell table:style-name="ce11"/>
          <table:table-cell office:value-type="string" table:style-name="ce8">
            <text:p>DEPRECATED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Vulnerabilities</text:p>
          </table:table-cell>
          <table:table-cell office:value-type="string" table:style-name="ce8">
            <text:p>Vulnerabilities</text:p>
          </table:table-cell>
          <table:table-cell office:value-type="string" office:string-value="vic_Vulnerabilities" table:formula="of:=+COM.MICROSOFT.CONCAT([.D54];[.E54])" table:style-name="ce8">
            <text:p>vic_Vulnerabilities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Addiction</text:p>
            <text:p>SocialGroup</text:p>
            <text:p>Discrimination</text:p>
            <text:p>Poverty</text:p>
            <text:p>DisabilityAndPhysicalHealth</text:p>
            <text:p>MentalHealth</text:p>
            <text:p>Migration</text:p>
            <text:p>Homelessness</text:p>
            <text:p>AbuseSocialMedia</text:p>
            <text:p>AbusePhysical</text:p>
            <text:p>Education</text:p>
            <text:p>WorkEnvironment</text:p>
          </table:table-cell>
          <table:table-cell office:value-type="string" table:style-name="ce8">
            <text:p>Addiction</text:p>
            <text:p>Social Group</text:p>
            <text:p>Discrimination</text:p>
            <text:p>Poverty</text:p>
            <text:p>Disability and physical health</text:p>
            <text:p>Mental health</text:p>
            <text:p>Migration</text:p>
            <text:p>Homelessness</text:p>
            <text:p>Abuse - social media</text:p>
            <text:p>Abuse - physical</text:p>
            <text:p>Education</text:p>
            <text:p>Work environment</text:p>
          </table:table-cell>
          <table:table-cell office:value-type="string" table:style-name="ce7">
            <text:p>Deprecated in favour of Assessment and Planning sections.</text:p>
          </table:table-cell>
          <table:table-cell table:style-name="ce8"/>
          <table:table-cell table:number-columns-repeated="16371" table:style-name="ce7"/>
        </table:table-row>
        <table:table-row table:style-name="ro2">
          <table:table-cell table:style-name="ce11"/>
          <table:table-cell office:value-type="string" table:style-name="ce8">
            <text:p>DEPRECATED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DetailsOfVulnerabilities</text:p>
          </table:table-cell>
          <table:table-cell office:value-type="string" table:style-name="ce8">
            <text:p>Details Of Vulnerabilities</text:p>
          </table:table-cell>
          <table:table-cell office:value-type="string" office:string-value="vic_DetailsOfVulnerabilities" table:formula="of:=+COM.MICROSOFT.CONCAT([.D55];[.E55])" table:style-name="ce8">
            <text:p>vic_DetailsOfVulnerabilities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2" table:style-name="ce7"/>
          <table:table-cell office:value-type="string" table:style-name="ce7">
            <text:p>Deprecated in favour of Assessment and Planning sections.</text:p>
          </table:table-cell>
          <table:table-cell table:style-name="ce8"/>
          <table:table-cell table:number-columns-repeated="16371" table:style-name="ce7"/>
        </table:table-row>
        <table:table-row table:style-name="ro3">
          <table:table-cell office:value-type="string" table:style-name="ce5">
            <text:p>Person -<text:s/></text:p>
            <text:p>Perpetrator Context</text:p>
          </table:table-cell>
          <table:table-cell table:number-columns-repeated="30" table:style-name="ce6"/>
          <table:table-cell table:number-columns-repeated="16353" table:style-name="ce7"/>
        </table:table-row>
        <table:table-row table:style-name="ro8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er_</text:p>
          </table:table-cell>
          <table:table-cell office:value-type="string" table:style-name="ce8">
            <text:p>RoleInProcess</text:p>
          </table:table-cell>
          <table:table-cell office:value-type="string" table:style-name="ce8">
            <text:p>Role in Process</text:p>
          </table:table-cell>
          <table:table-cell office:value-type="string" office:string-value="per_RoleInProcess" table:formula="of:=+COM.MICROSOFT.CONCAT([.D57];[.E57])" table:style-name="ce8">
            <text:p>per_RoleInProcess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TravellingPartner</text:p>
            <text:p>Transporter</text:p>
            <text:p>RecruiterOrIntermediary</text:p>
            <text:p>BrokerTravelAgent</text:p>
            <text:p>TransferredIndividual</text:p>
            <text:p>HarbouredIndividual</text:p>
            <text:p>SoldIndividual</text:p>
            <text:p>BoughtIndividual</text:p>
            <text:p>ReceivedIndividual</text:p>
            <text:p>ControlledIndividual</text:p>
            <text:p>Smuggler</text:p>
            <text:p>Abuser</text:p>
            <text:p>Kidnapper</text:p>
            <text:p>Exploiter</text:p>
            <text:p>Other</text:p>
          </table:table-cell>
          <table:table-cell office:value-type="string" table:style-name="ce8">
            <text:p>Travelling Partner</text:p>
            <text:p>Transporter</text:p>
            <text:p>Recruiter Or Intermediary</text:p>
            <text:p>Broker Travel Agent</text:p>
            <text:p>Transferred Individual</text:p>
            <text:p>Harboured Individual</text:p>
            <text:p>Sold Individual</text:p>
            <text:p>Bought Individual</text:p>
            <text:p>Received Individual</text:p>
            <text:p>Controlled Individual</text:p>
            <text:p>Smuggler</text:p>
            <text:p>Abuser</text:p>
            <text:p>Kidnapper</text:p>
            <text:p>Exploiter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er_</text:p>
          </table:table-cell>
          <table:table-cell office:value-type="string" table:style-name="ce8">
            <text:p>RoleDetails</text:p>
          </table:table-cell>
          <table:table-cell office:value-type="string" table:style-name="ce8">
            <text:p>Role Details</text:p>
          </table:table-cell>
          <table:table-cell office:value-type="string" office:string-value="per_RoleDetails" table:formula="of:=+COM.MICROSOFT.CONCAT([.D58];[.E58])" table:style-name="ce8">
            <text:p>per_RoleDetails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Detailed description of the the<text:s/>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er_</text:p>
          </table:table-cell>
          <table:table-cell office:value-type="string" table:style-name="ce8">
            <text:p>Organisation</text:p>
          </table:table-cell>
          <table:table-cell table:number-columns-repeated="26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Case</text:p>
          </table:table-cell>
          <table:table-cell table:number-columns-repeated="30" table:style-name="ce5"/>
          <table:table-cell table:number-columns-repeated="16353" table:style-name="ce7"/>
        </table:table-row>
        <table:table-row table:style-name="ro4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Status</text:p>
          </table:table-cell>
          <table:table-cell office:value-type="string" office:string-value="cas_Status" table:formula="of:=+COM.MICROSOFT.CONCAT([.D61];[.E61])" table:style-name="ce8">
            <text:p>cas_Status</text:p>
          </table:table-cell>
          <table:table-cell office:value-type="string" table:style-name="ce8">
            <text:p>Picklist</text:p>
          </table:table-cell>
          <table:table-cell office:value-type="string" table:style-name="ce7">
            <text:p>Standard [custom values]</text:p>
          </table:table-cell>
          <table:table-cell office:value-type="string" table:style-name="ce8">
            <text:p>Active</text:p>
            <text:p>FollowUp</text:p>
            <text:p>Closed</text:p>
            <text:p>ClosedReferred</text:p>
          </table:table-cell>
          <table:table-cell office:value-type="string" table:style-name="ce8">
            <text:p>Active</text:p>
            <text:p>Follow Up</text:p>
            <text:p>Closed</text:p>
            <text:p>Closed Referred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asonForCaseClosure</text:p>
          </table:table-cell>
          <table:table-cell office:value-type="string" table:style-name="ce8">
            <text:p>Reason for Case Closure</text:p>
          </table:table-cell>
          <table:table-cell office:value-type="string" office:string-value="cas_ReasonForCaseClosure" table:formula="of:=+COM.MICROSOFT.CONCAT([.D62];[.E62])" table:style-name="ce8">
            <text:p>cas_ReasonForCaseClosure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CaseOwner</text:p>
          </table:table-cell>
          <table:table-cell office:value-type="string" table:style-name="ce8">
            <text:p>Case Owner</text:p>
          </table:table-cell>
          <table:table-cell office:value-type="string" office:string-value="cas_CaseOwner" table:formula="of:=+COM.MICROSOFT.CONCAT([.D63];[.E63])" table:style-name="ce8">
            <text:p>cas_CaseOwner</text:p>
          </table:table-cell>
          <table:table-cell office:value-type="string" table:style-name="ce8">
            <text:p>Lookup [to user]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case worker who created or manages the case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Referral Details</text:p>
          </table:table-cell>
          <table:table-cell table:number-columns-repeated="30" table:style-name="ce5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ferringOrganisation</text:p>
          </table:table-cell>
          <table:table-cell office:value-type="string" table:style-name="ce8">
            <text:p>Referring Organisation</text:p>
          </table:table-cell>
          <table:table-cell office:value-type="string" office:string-value="cas_ReferringOrganisation" table:formula="of:=+COM.MICROSOFT.CONCAT([.D65];[.E65])" table:style-name="ce8">
            <text:p>cas_ReferringOrganisation</text:p>
          </table:table-cell>
          <table:table-cell office:value-type="string" table:style-name="ce8">
            <text:p>Lookup [to organisation]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The organisation referring the case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IncomingReferralDate</text:p>
          </table:table-cell>
          <table:table-cell office:value-type="string" table:style-name="ce8">
            <text:p>Incoming Referral Date</text:p>
          </table:table-cell>
          <table:table-cell office:value-type="string" office:string-value="cas_IncomingReferralDate" table:formula="of:=+COM.MICROSOFT.CONCAT([.D66];[.E66])" table:style-name="ce8">
            <text:p>cas_IncomingReferralDate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The date that the organisation accepted an incoming case referral from another organisation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ferringPrimaryCaseWorker</text:p>
          </table:table-cell>
          <table:table-cell office:value-type="string" table:style-name="ce8">
            <text:p>Referring Primary Case Worker</text:p>
          </table:table-cell>
          <table:table-cell office:value-type="string" office:string-value="cas_ReferringPrimaryCaseWorker" table:formula="of:=+COM.MICROSOFT.CONCAT([.D67];[.E67])" table:style-name="ce8">
            <text:p>cas_ReferringPrimaryCaseWorker</text:p>
          </table:table-cell>
          <table:table-cell office:value-type="string" table:style-name="ce8">
            <text:p>Lookup [to person]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1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asonForIncomingReferral</text:p>
          </table:table-cell>
          <table:table-cell office:value-type="string" table:style-name="ce8">
            <text:p>Reason for Incoming Referral</text:p>
          </table:table-cell>
          <table:table-cell office:value-type="string" office:string-value="cas_ReasonForIncomingReferral" table:formula="of:=+COM.MICROSOFT.CONCAT([.D68];[.E68])" table:style-name="ce8">
            <text:p>cas_ReasonForIncomingReferral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AdditionalServicesRequired</text:p>
            <text:p>MigrationOrChangeOfLocation</text:p>
            <text:p>Other</text:p>
          </table:table-cell>
          <table:table-cell office:value-type="string" table:style-name="ce8">
            <text:p>Additional Services Required</text:p>
            <text:p>Migration or Change of Location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IncomingReferralDetails</text:p>
          </table:table-cell>
          <table:table-cell office:value-type="string" table:style-name="ce8">
            <text:p>Incoming Referral Details</text:p>
          </table:table-cell>
          <table:table-cell office:value-type="string" office:string-value="cas_IncomingReferralDetails" table:formula="of:=+COM.MICROSOFT.CONCAT([.D69];[.E69])" table:style-name="ce8">
            <text:p>cas_IncomingReferralDetails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Detailed information about the incoming referral including special arrangements and logistics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ferredOrganisation</text:p>
          </table:table-cell>
          <table:table-cell office:value-type="string" table:style-name="ce8">
            <text:p>Referred Organisation</text:p>
          </table:table-cell>
          <table:table-cell office:value-type="string" office:string-value="cas_ReferredOrganisation" table:formula="of:=+COM.MICROSOFT.CONCAT([.D70];[.E70])" table:style-name="ce8">
            <text:p>cas_ReferredOrganisation</text:p>
          </table:table-cell>
          <table:table-cell office:value-type="string" table:style-name="ce8">
            <text:p>Lookup [to organisation]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The organisation who is receiving the referred case.</text:p>
          </table:table-cell>
          <table:table-cell office:value-type="string" table:style-name="ce8">
            <text:p>There may be multiple referred organisations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ferredPrimaryCaseWorker</text:p>
          </table:table-cell>
          <table:table-cell office:value-type="string" table:style-name="ce8">
            <text:p>Referred Primary Case Worker</text:p>
          </table:table-cell>
          <table:table-cell office:value-type="string" office:string-value="cas_ReferredPrimaryCaseWorker" table:formula="of:=+COM.MICROSOFT.CONCAT([.D71];[.E71])" table:style-name="ce8">
            <text:p>cas_ReferredPrimaryCaseWorker</text:p>
          </table:table-cell>
          <table:table-cell office:value-type="string" table:style-name="ce8">
            <text:p>Lookup [to person]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1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asonForOutgoingReferral</text:p>
          </table:table-cell>
          <table:table-cell office:value-type="string" table:style-name="ce8">
            <text:p>Reason for Outgoing Referral</text:p>
          </table:table-cell>
          <table:table-cell office:value-type="string" office:string-value="cas_ReasonForOutgoingReferral" table:formula="of:=+COM.MICROSOFT.CONCAT([.D72];[.E72])" table:style-name="ce8">
            <text:p>cas_ReasonForOutgoingReferral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AdditionalServicesRequired</text:p>
            <text:p>MigrationOrChangeOfLocation</text:p>
            <text:p>Other</text:p>
          </table:table-cell>
          <table:table-cell office:value-type="string" table:style-name="ce8">
            <text:p>Additional Services Required</text:p>
            <text:p>Migration or Change of Location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OutgoingReferralDate</text:p>
          </table:table-cell>
          <table:table-cell office:value-type="string" table:style-name="ce8">
            <text:p>Outgoing Referral Date</text:p>
          </table:table-cell>
          <table:table-cell office:value-type="string" office:string-value="cas_OutgoingReferralDate" table:formula="of:=+COM.MICROSOFT.CONCAT([.D73];[.E73])" table:style-name="ce8">
            <text:p>cas_OutgoingReferralDate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The date that the organisation made an outgoing case referral to another organisation.</text:p>
          </table:table-cell>
          <table:table-cell office:value-type="string" table:style-name="ce8">
            <text:p>There may be multiple referred organisations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OutgoingReferralDetails</text:p>
          </table:table-cell>
          <table:table-cell office:value-type="string" table:style-name="ce8">
            <text:p>Outgoing Referral Details</text:p>
          </table:table-cell>
          <table:table-cell office:value-type="string" office:string-value="cas_OutgoingReferralDetails" table:formula="of:=+COM.MICROSOFT.CONCAT([.D74];[.E74])" table:style-name="ce8">
            <text:p>cas_OutgoingReferralDetails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Detailed information about the outgoing referral including special arrangements and logistics.</text:p>
          </table:table-cell>
          <table:table-cell office:value-type="string" table:style-name="ce8">
            <text:p>There may be multiple referred organisations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Case Comment</text:p>
          </table:table-cell>
          <table:table-cell table:number-columns-repeated="30" table:style-name="ce5"/>
          <table:table-cell table:number-columns-repeated="16353" table:style-name="ce7"/>
        </table:table-row>
        <table:table-row table:style-name="ro3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cco_</text:p>
          </table:table-cell>
          <table:table-cell office:value-type="string" table:style-name="ce7">
            <text:p>CaseComment</text:p>
          </table:table-cell>
          <table:table-cell office:value-type="string" table:style-name="ce7">
            <text:p>Case Comment</text:p>
          </table:table-cell>
          <table:table-cell office:value-type="string" office:string-value="cco_CaseComment" table:formula="of:=+COM.MICROSOFT.CONCAT([.D76];[.E76])" table:style-name="ce8">
            <text:p>cco_CaseComment</text:p>
          </table:table-cell>
          <table:table-cell office:value-type="string" table:style-name="ce7">
            <text:p>Long Text</text:p>
          </table:table-cell>
          <table:table-cell office:value-type="string" table:style-name="ce7">
            <text:p>Standard</text:p>
          </table:table-cell>
          <table:table-cell table:number-columns-repeated="2" table:style-name="ce7"/>
          <table:table-cell office:value-type="string" table:style-name="ce7">
            <text:p>A formal update from a case worker about the case.</text:p>
          </table:table-cell>
          <table:table-cell office:value-type="string" table:style-name="ce8">
            <text:p>Salesforce uses standard Case Comment/Body fields but can also use feed or task/event objects.</text:p>
          </table:table-cell>
          <table:table-cell table:number-columns-repeated="16371" table:style-name="ce7"/>
        </table:table-row>
        <table:table-row table:style-name="ro2">
          <table:table-cell office:value-type="string" table:style-name="ce5">
            <text:p>Historic Trafficking Events</text:p>
          </table:table-cell>
          <table:table-cell table:number-columns-repeated="30" table:style-name="ce6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Longitude</text:p>
          </table:table-cell>
          <table:table-cell office:value-type="string" table:style-name="ce8">
            <text:p>Longitude</text:p>
          </table:table-cell>
          <table:table-cell office:value-type="string" office:string-value="hte_Longitude" table:formula="of:=+COM.MICROSOFT.CONCAT([.D78];[.E78])" table:style-name="ce8">
            <text:p>hte_Longitude</text:p>
          </table:table-cell>
          <table:table-cell office:value-type="string" table:style-name="ce8">
            <text:p>Geolocation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Latitude</text:p>
          </table:table-cell>
          <table:table-cell office:value-type="string" table:style-name="ce8">
            <text:p>Latitude</text:p>
          </table:table-cell>
          <table:table-cell office:value-type="string" office:string-value="hte_Latitude" table:formula="of:=+COM.MICROSOFT.CONCAT([.D79];[.E79])" table:style-name="ce8">
            <text:p>hte_Latitude</text:p>
          </table:table-cell>
          <table:table-cell office:value-type="string" table:style-name="ce8">
            <text:p>Geolocation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City</text:p>
          </table:table-cell>
          <table:table-cell office:value-type="string" office:string-value="hte_City" table:formula="of:=+COM.MICROSOFT.CONCAT([.D80];[.E80])" table:style-name="ce8">
            <text:p>hte_City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Country</text:p>
          </table:table-cell>
          <table:table-cell office:value-type="string" table:style-name="ce8">
            <text:p>Country</text:p>
          </table:table-cell>
          <table:table-cell office:value-type="string" office:string-value="hte_Country" table:formula="of:=+COM.MICROSOFT.CONCAT([.D81];[.E81])" table:style-name="ce8">
            <text:p>hte_Country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State</text:p>
          </table:table-cell>
          <table:table-cell office:value-type="string" table:style-name="ce8">
            <text:p>State</text:p>
          </table:table-cell>
          <table:table-cell office:value-type="string" office:string-value="hte_State" table:formula="of:=+COM.MICROSOFT.CONCAT([.D82];[.E82])" table:style-name="ce8">
            <text:p>hte_Stat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Street</text:p>
          </table:table-cell>
          <table:table-cell office:value-type="string" table:style-name="ce8">
            <text:p>Street</text:p>
          </table:table-cell>
          <table:table-cell office:value-type="string" office:string-value="hte_Street" table:formula="of:=+COM.MICROSOFT.CONCAT([.D83];[.E83])" table:style-name="ce8">
            <text:p>hte_Street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PostalCode</text:p>
          </table:table-cell>
          <table:table-cell office:value-type="string" table:style-name="ce8">
            <text:p>PostalCode</text:p>
          </table:table-cell>
          <table:table-cell office:value-type="string" office:string-value="hte_PostalCode" table:formula="of:=+COM.MICROSOFT.CONCAT([.D84];[.E84])" table:style-name="ce8">
            <text:p>hte_PostalCod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Date</text:p>
          </table:table-cell>
          <table:table-cell office:value-type="string" office:string-value="hte_Date" table:formula="of:=+COM.MICROSOFT.CONCAT([.D85];[.E85])" table:style-name="ce8">
            <text:p>hte_Date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1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7">
            <text:p>Type</text:p>
          </table:table-cell>
          <table:table-cell office:value-type="string" table:style-name="ce8">
            <text:p>Type</text:p>
          </table:table-cell>
          <table:table-cell office:value-type="string" office:string-value="hte_Type" table:formula="of:=+COM.MICROSOFT.CONCAT([.D86];[.E86])" table:style-name="ce8">
            <text:p>hte_Type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Recruitment</text:p>
            <text:p>Transit</text:p>
            <text:p>Exploitation</text:p>
          </table:table-cell>
          <table:table-cell office:value-type="string" table:style-name="ce8">
            <text:p>Recruitment</text:p>
            <text:p>Transit</text:p>
            <text:p>Exploitation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Description</text:p>
          </table:table-cell>
          <table:table-cell office:value-type="string" office:string-value="hte_Description" table:formula="of:=+COM.MICROSOFT.CONCAT([.D87];[.E87])" table:style-name="ce8">
            <text:p>hte_Description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Support Plan</text:p>
          </table:table-cell>
          <table:table-cell table:number-columns-repeated="30" table:style-name="ce5"/>
          <table:table-cell table:number-columns-repeated="16353" table:style-name="ce7"/>
        </table:table-row>
        <table:table-row table:style-name="ro2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spl_</text:p>
          </table:table-cell>
          <table:table-cell office:value-type="string" table:style-name="ce7">
            <text:p>Objectives</text:p>
          </table:table-cell>
          <table:table-cell office:value-type="string" table:style-name="ce7">
            <text:p>Objectives</text:p>
          </table:table-cell>
          <table:table-cell office:value-type="string" office:string-value="spl_Objectives" table:formula="of:=+COM.MICROSOFT.CONCAT([.D89];[.E89])" table:style-name="ce8">
            <text:p>spl_Objectives</text:p>
          </table:table-cell>
          <table:table-cell office:value-type="string" table:style-name="ce7">
            <text:p>Long Text</text:p>
          </table:table-cell>
          <table:table-cell office:value-type="string" table:style-name="ce7">
            <text:p>Custom</text:p>
          </table:table-cell>
          <table:table-cell table:number-columns-repeated="2" table:style-name="ce7"/>
          <table:table-cell office:value-type="string" table:style-name="ce7">
            <text:p>The objectives or purpose of the plan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spl_</text:p>
          </table:table-cell>
          <table:table-cell office:value-type="string" table:style-name="ce7">
            <text:p>ActionPlan</text:p>
          </table:table-cell>
          <table:table-cell office:value-type="string" table:style-name="ce7">
            <text:p>Action Plan</text:p>
          </table:table-cell>
          <table:table-cell office:value-type="string" office:string-value="spl_ActionPlan" table:formula="of:=+COM.MICROSOFT.CONCAT([.D90];[.E90])" table:style-name="ce8">
            <text:p>spl_ActionPlan</text:p>
          </table:table-cell>
          <table:table-cell office:value-type="string" table:style-name="ce7">
            <text:p>Long Text</text:p>
          </table:table-cell>
          <table:table-cell office:value-type="string" table:style-name="ce7">
            <text:p>Custom</text:p>
          </table:table-cell>
          <table:table-cell table:number-columns-repeated="2" table:style-name="ce7"/>
          <table:table-cell office:value-type="string" table:style-name="ce7">
            <text:p>A description of the actions required to accomplish the plan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spl_</text:p>
          </table:table-cell>
          <table:table-cell office:value-type="string" table:style-name="ce7">
            <text:p>PlannedEndDate</text:p>
          </table:table-cell>
          <table:table-cell office:value-type="string" table:style-name="ce7">
            <text:p>Planned End Date</text:p>
          </table:table-cell>
          <table:table-cell office:value-type="string" office:string-value="spl_PlannedEndDate" table:formula="of:=+COM.MICROSOFT.CONCAT([.D91];[.E91])" table:style-name="ce8">
            <text:p>spl_PlannedEndDate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Custom</text:p>
          </table:table-cell>
          <table:table-cell table:number-columns-repeated="3" table:style-name="ce7"/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spl_</text:p>
          </table:table-cell>
          <table:table-cell office:value-type="string" table:style-name="ce7">
            <text:p>ActualEndDate</text:p>
          </table:table-cell>
          <table:table-cell office:value-type="string" table:style-name="ce7">
            <text:p>Actual End Date</text:p>
          </table:table-cell>
          <table:table-cell office:value-type="string" office:string-value="spl_ActualEndDate" table:formula="of:=+COM.MICROSOFT.CONCAT([.D92];[.E92])" table:style-name="ce8">
            <text:p>spl_ActualEndDate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Custom</text:p>
          </table:table-cell>
          <table:table-cell table:number-columns-repeated="3" table:style-name="ce7"/>
          <table:table-cell table:number-columns-repeated="19" table:style-name="ce8"/>
          <table:table-cell table:number-columns-repeated="16353" table:style-name="ce7"/>
        </table:table-row>
        <table:table-row table:style-name="ro9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spl_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</text:p>
          </table:table-cell>
          <table:table-cell office:value-type="string" office:string-value="spl_Type" table:formula="of:=+COM.MICROSOFT.CONCAT([.D93];[.E93])" table:style-name="ce8">
            <text:p>spl_Type</text:p>
          </table:table-cell>
          <table:table-cell office:value-type="string" table:style-name="ce7">
            <text:p>Picklist</text:p>
          </table:table-cell>
          <table:table-cell office:value-type="string" table:style-name="ce7">
            <text:p>Standard</text:p>
          </table:table-cell>
          <table:table-cell office:value-type="string" table:style-name="ce8">
            <text:p>Education</text:p>
            <text:p>Financial</text:p>
            <text:p>Health</text:p>
            <text:p>LabourExploitationRehabilitation</text:p>
            <text:p>Legal</text:p>
            <text:p>Livelihood</text:p>
            <text:p>RightsBasedTraining</text:p>
            <text:p>SexualExploitationRehabilitation</text:p>
            <text:p>SocialCare</text:p>
            <text:p/>
          </table:table-cell>
          <table:table-cell office:value-type="string" table:style-name="ce8">
            <text:p>Education</text:p>
            <text:p>Financial</text:p>
            <text:p>Health</text:p>
            <text:p>Labour Exploitation Rehabilitation</text:p>
            <text:p>Legal</text:p>
            <text:p>Livelihood</text:p>
            <text:p>Rights-based Training</text:p>
            <text:p>Sexual Exploitation Rehabilitation</text:p>
            <text:p>Social Care</text:p>
            <text:p/>
          </table:table-cell>
          <table:table-cell office:value-type="string" table:style-name="ce7">
            <text:p>The type of support plan</text:p>
          </table:table-cell>
          <table:table-cell office:value-type="string" table:style-name="ce8">
            <text:p>Uses Salesforce Record Type standar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Consent</text:p>
          </table:table-cell>
          <table:table-cell table:number-columns-repeated="30" table:style-name="ce5"/>
          <table:table-cell table:number-columns-repeated="16353" table:style-name="ce7"/>
        </table:table-row>
        <table:table-row table:style-name="ro8">
          <table:table-cell table:style-name="ce12"/>
          <table:table-cell office:value-type="string" table:style-name="ce13">
            <text:p>DRAFT</text:p>
          </table:table-cell>
          <table:table-cell office:value-type="string" table:style-name="ce13">
            <text:p>Core</text:p>
          </table:table-cell>
          <table:table-cell office:value-type="string" table:style-name="ce13">
            <text:p>con_</text:p>
          </table:table-cell>
          <table:table-cell office:value-type="string" table:style-name="ce13">
            <text:p>Consent</text:p>
          </table:table-cell>
          <table:table-cell office:value-type="string" table:style-name="ce13">
            <text:p>Consent</text:p>
          </table:table-cell>
          <table:table-cell office:value-type="string" office:string-value="con_Consent" table:formula="of:=+COM.MICROSOFT.CONCAT([.D95];[.E95])" table:style-name="ce8">
            <text:p>con_Consent</text:p>
          </table:table-cell>
          <table:table-cell office:value-type="string" table:style-name="ce13">
            <text:p>Checkbox</text:p>
          </table:table-cell>
          <table:table-cell office:value-type="string" table:style-name="ce7">
            <text:p>Custom</text:p>
          </table:table-cell>
          <table:table-cell table:number-columns-repeated="2" table:style-name="ce13"/>
          <table:table-cell office:value-type="string" table:style-name="ce8">
            <text:p>Guidance on consent:</text:p>
            <text:p/>
            <text:p>Does the individual consent/assent to the interview?</text:p>
            <text:p>Has the individual been informed of the purpose of the interview?</text:p>
            <text:p>Has the individual been informed on actual and potential use of the data that will be gathered in the interview?</text:p>
            <text:p>Has the individual been informed on the use of non-identifying data for research purposes?</text:p>
            <text:p>Has the individual been informed that they have the right to request personal data at any time?</text:p>
            <text:p>Has the individual been informed about how long the data will be stored?</text:p>
            <text:p>Has the individual been informed of the process of withdrawing consent?</text:p>
          </table:table-cell>
          <table:table-cell office:value-type="string" table:style-name="ce13">
            <text:p>Reference:IOM Screening form for migrants vulnerable to violence, exploitation and abuse.</text:p>
          </table:table-cell>
          <table:table-cell table:number-columns-repeated="18" table:style-name="ce13"/>
          <table:table-cell table:number-columns-repeated="16353" table:style-name="ce1"/>
        </table:table-row>
        <table:table-row table:style-name="ro1">
          <table:table-cell office:value-type="string" table:style-name="ce5">
            <text:p>Assessment and Planning - Individual Risk and Vulnerability</text:p>
          </table:table-cell>
          <table:table-cell table:number-columns-repeated="10" table:style-name="ce5"/>
          <table:table-cell office:value-type="string" table:style-name="ce14">
            <text:p>The assessment and planning sections will be replacing the vic_Vulnerabilities questions.</text:p>
          </table:table-cell>
          <table:table-cell office:value-type="string" table:style-name="ce14">
            <text:p>Refer to IOM migratant protection handbook for detailed noted on Individual factors. <text:s/>https://publications.iom.int/books/iom-handbook-migrants-vulnerable-violence-exploitation-and-abuse</text:p>
          </table:table-cell>
          <table:table-cell table:number-columns-repeated="18" table:style-name="ce5"/>
          <table:table-cell table:number-columns-repeated="16353" table:style-name="ce7"/>
        </table:table-row>
        <table:table-row table:style-name="ro4">
          <table:table-cell table:style-name="ce12"/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3">
            <text:p>EXAMPLE QUESTION</text:p>
            <text:p>Is the Individual’s nationality, race or ethnicity a risk factor in this context?</text:p>
          </table:table-cell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table:number-columns-repeated="2" table:style-name="ce13"/>
          <table:table-cell office:value-type="string" table:style-name="ce15">
            <text:p>EXAMPLE QUESTION ONLY</text:p>
          </table:table-cell>
          <table:table-cell table:style-name="ce15"/>
          <table:table-cell table:number-columns-repeated="18" table:style-name="ce13"/>
          <table:table-cell table:number-columns-repeated="16353" table:style-name="ce1"/>
        </table:table-row>
        <table:table-row table:style-name="ro4">
          <table:table-cell table:style-name="ce12"/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3">
            <text:p>EXAMPLE QUESTION</text:p>
            <text:p>Is the Individual’s sexual orientation a risk factor in this context?</text:p>
          </table:table-cell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table:number-columns-repeated="2" table:style-name="ce13"/>
          <table:table-cell office:value-type="string" table:style-name="ce15">
            <text:p>EXAMPLE QUESTION ONLY</text:p>
          </table:table-cell>
          <table:table-cell table:style-name="ce15"/>
          <table:table-cell table:number-columns-repeated="18" table:style-name="ce13"/>
          <table:table-cell table:number-columns-repeated="16353" table:style-name="ce1"/>
        </table:table-row>
        <table:table-row table:style-name="ro1">
          <table:table-cell table:style-name="ce12"/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3">
            <text:p>EXAMPLE QUESTION</text:p>
            <text:p>Is the Individual’s age a risk factor in this context?</text:p>
          </table:table-cell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table:number-columns-repeated="2" table:style-name="ce13"/>
          <table:table-cell office:value-type="string" table:style-name="ce15">
            <text:p>EXAMPLE QUESTION ONLY</text:p>
          </table:table-cell>
          <table:table-cell table:style-name="ce15"/>
          <table:table-cell table:number-columns-repeated="18" table:style-name="ce13"/>
          <table:table-cell table:number-columns-repeated="16353" table:style-name="ce1"/>
        </table:table-row>
        <table:table-row table:style-name="ro1">
          <table:table-cell office:value-type="string" table:style-name="ce5">
            <text:p>Assessment and Planning - Household Risk and Vulnerability</text:p>
          </table:table-cell>
          <table:table-cell table:number-columns-repeated="10" table:style-name="ce5"/>
          <table:table-cell office:value-type="string" table:style-name="ce14">
            <text:p>The assessment and planning sections will be replacing the vic_Vulnerabilities questions.</text:p>
          </table:table-cell>
          <table:table-cell office:value-type="string" table:style-name="ce14">
            <text:p>Refer to IOM migratant protection handbook for detailed noted on Household factors. <text:s/>https://publications.iom.int/books/iom-handbook-migrants-vulnerable-violence-exploitation-and-abuse</text:p>
          </table:table-cell>
          <table:table-cell table:number-columns-repeated="18" table:style-name="ce5"/>
          <table:table-cell table:number-columns-repeated="16353" table:style-name="ce7"/>
        </table:table-row>
        <table:table-row table:style-name="ro1">
          <table:table-cell table:style-name="ce12"/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3">
            <text:p>EXAMPLE QUESTION</text:p>
            <text:p>Is the household source of income a risk factor in this context?</text:p>
          </table:table-cell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table:number-columns-repeated="2" table:style-name="ce13"/>
          <table:table-cell office:value-type="string" table:style-name="ce15">
            <text:p>EXAMPLE QUESTION ONLY</text:p>
          </table:table-cell>
          <table:table-cell table:style-name="ce15"/>
          <table:table-cell table:number-columns-repeated="18" table:style-name="ce13"/>
          <table:table-cell table:number-columns-repeated="16353" table:style-name="ce1"/>
        </table:table-row>
        <table:table-row table:style-name="ro4">
          <table:table-cell table:style-name="ce12"/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3">
            <text:p>EXAMPLE QUESTION</text:p>
            <text:p>Is violence or abuse in the household a risk factor in this context?</text:p>
          </table:table-cell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table:number-columns-repeated="2" table:style-name="ce13"/>
          <table:table-cell office:value-type="string" table:style-name="ce15">
            <text:p>EXAMPLE QUESTION ONLY</text:p>
          </table:table-cell>
          <table:table-cell table:style-name="ce15"/>
          <table:table-cell table:number-columns-repeated="18" table:style-name="ce13"/>
          <table:table-cell table:number-columns-repeated="16353" table:style-name="ce1"/>
        </table:table-row>
        <table:table-row table:style-name="ro4">
          <table:table-cell table:style-name="ce12"/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3">
            <text:p>EXAMPLE QUESTION</text:p>
            <text:p>Is preferential treatment or discrimination in the household a risk factor in this context?</text:p>
          </table:table-cell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table:number-columns-repeated="2" table:style-name="ce13"/>
          <table:table-cell office:value-type="string" table:style-name="ce15">
            <text:p>EXAMPLE QUESTION ONLY</text:p>
          </table:table-cell>
          <table:table-cell table:style-name="ce15"/>
          <table:table-cell table:number-columns-repeated="18" table:style-name="ce13"/>
          <table:table-cell table:number-columns-repeated="16353" table:style-name="ce1"/>
        </table:table-row>
        <table:table-row table:style-name="ro1">
          <table:table-cell office:value-type="string" table:style-name="ce5">
            <text:p>Assessment and Planning - Community Risk and Vulnerability</text:p>
          </table:table-cell>
          <table:table-cell table:number-columns-repeated="10" table:style-name="ce5"/>
          <table:table-cell office:value-type="string" table:style-name="ce14">
            <text:p>The assessment and planning sections will be replacing the vic_Vulnerabilities questions.</text:p>
          </table:table-cell>
          <table:table-cell office:value-type="string" table:style-name="ce14">
            <text:p>Refer to IOM migratant protection handbook for detailed noted on Community factors. <text:s/>https://publications.iom.int/books/iom-handbook-migrants-vulnerable-violence-exploitation-and-abuse</text:p>
          </table:table-cell>
          <table:table-cell table:number-columns-repeated="18" table:style-name="ce5"/>
          <table:table-cell table:number-columns-repeated="16353" table:style-name="ce7"/>
        </table:table-row>
        <table:table-row table:style-name="ro4">
          <table:table-cell table:style-name="ce12"/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3">
            <text:p>EXAMPLE QUESTION</text:p>
            <text:p>Is the community's access to appropriate law enforcement a risk factor in this context?</text:p>
          </table:table-cell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table:number-columns-repeated="2" table:style-name="ce13"/>
          <table:table-cell office:value-type="string" table:style-name="ce15">
            <text:p>EXAMPLE QUESTION ONLY</text:p>
          </table:table-cell>
          <table:table-cell table:style-name="ce15"/>
          <table:table-cell table:number-columns-repeated="18" table:style-name="ce13"/>
          <table:table-cell table:number-columns-repeated="16353" table:style-name="ce1"/>
        </table:table-row>
        <table:table-row table:style-name="ro7">
          <table:table-cell table:style-name="ce12"/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3">
            <text:p>EXAMPLE QUESTION</text:p>
            <text:p>Is the community's ability to implement local governance or collective action a risk factor in this context?<text:s/></text:p>
          </table:table-cell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table:number-columns-repeated="2" table:style-name="ce13"/>
          <table:table-cell office:value-type="string" table:style-name="ce15">
            <text:p>EXAMPLE QUESTION ONLY</text:p>
          </table:table-cell>
          <table:table-cell table:style-name="ce15"/>
          <table:table-cell table:number-columns-repeated="18" table:style-name="ce13"/>
          <table:table-cell table:number-columns-repeated="16353" table:style-name="ce1"/>
        </table:table-row>
        <table:table-row table:style-name="ro4">
          <table:table-cell table:style-name="ce12"/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3">
            <text:p>EXAMPLE QUESTION</text:p>
            <text:p>Is the community's access to education services a risk factor in this context?</text:p>
          </table:table-cell>
          <table:table-cell office:value-type="string" table:style-name="ce13">
            <text:p>N/A</text:p>
          </table:table-cell>
          <table:table-cell table:style-name="ce13"/>
          <table:table-cell office:value-type="string" table:style-name="ce13">
            <text:p>N/A</text:p>
          </table:table-cell>
          <table:table-cell table:number-columns-repeated="2" table:style-name="ce13"/>
          <table:table-cell office:value-type="string" table:style-name="ce15">
            <text:p>EXAMPLE QUESTION ONLY</text:p>
          </table:table-cell>
          <table:table-cell table:style-name="ce15"/>
          <table:table-cell table:number-columns-repeated="18" table:style-name="ce13"/>
          <table:table-cell table:number-columns-repeated="16353" table:style-name="ce1"/>
        </table:table-row>
        <table:table-row table:number-rows-repeated="923" table:style-name="ro14">
          <table:table-cell table:style-name="ce12"/>
          <table:table-cell table:number-columns-repeated="30" table:style-name="ce13"/>
          <table:table-cell table:number-columns-repeated="16353" table:style-name="ce1"/>
        </table:table-row>
        <table:table-row table:number-rows-repeated="5" table:style-name="ro14">
          <table:table-cell table:style-name="ce12"/>
          <table:table-cell table:number-columns-repeated="12" table:style-name="ce13"/>
          <table:table-cell table:number-columns-repeated="18" table:style-name="ce4"/>
          <table:table-cell table:number-columns-repeated="16353" table:style-name="ce1"/>
        </table:table-row>
        <table:table-row table:number-rows-repeated="1047541" table:style-name="ro14">
          <table:table-cell table:number-columns-repeated="16384"/>
        </table:table-row>
      </table:table>
      <table:database-ranges>
        <table:database-range table:target-range-address="Field_Standards.A1:Field_Standards.AE9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02</meta:generator>
    <dc:title/>
    <dc:description/>
    <dc:subject/>
    <meta:initial-creator/>
    <dc:creator>Phil Bennett</dc:creator>
    <meta:creation-date>2020-10-05T10:15:42Z</meta:creation-date>
    <dc:date>2021-12-24T11:20:34Z</dc:date>
    <meta:user-defined meta:name="ContentTypeId">0x010100D7CEBFD357A6C842960664789CD217D1</meta:user-defined>
  </office:meta>
</office:document-meta>
</file>